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none"/>
    </style:style>
    <style:style style:name="Table1.7" style:family="table-row">
      <style:table-row-properties style:min-row-height="0.0667in"/>
    </style:style>
    <style:style style:name="P1" style:family="paragraph" style:parent-style-name="Footer">
      <style:paragraph-properties fo:text-align="center" style:justify-single-word="false"/>
      <style:text-properties style:font-name="Comfortaa" fo:font-size="10pt" style:font-size-asian="10pt" style:font-size-complex="10pt"/>
    </style:style>
    <style:style style:name="P2" style:family="paragraph" style:parent-style-name="Text_20_body">
      <style:paragraph-properties fo:line-height="150%"/>
      <style:text-properties fo:color="#000000" style:font-name="Roboto" fo:font-size="12pt" fo:language="it" fo:country="IT" fo:background-color="#ffffff" style:font-size-asian="12pt" style:font-size-complex="12pt"/>
    </style:style>
    <style:style style:name="P3" style:family="paragraph" style:parent-style-name="Text_20_body">
      <style:paragraph-properties fo:line-height="150%"/>
      <style:text-properties fo:color="#000000" style:font-name="Roboto" fo:font-size="11pt" fo:language="it" fo:country="IT" officeooo:paragraph-rsid="001acba7" style:font-size-asian="11pt" style:font-size-complex="11pt"/>
    </style:style>
    <style:style style:name="P4" style:family="paragraph" style:parent-style-name="Text_20_body">
      <style:paragraph-properties fo:line-height="150%"/>
      <style:text-properties fo:color="#000000" style:font-name="Roboto" fo:font-size="11pt" fo:language="it" fo:country="IT" fo:background-color="#ffffff" style:font-size-asian="11pt" style:font-size-complex="11pt"/>
    </style:style>
    <style:style style:name="P5" style:family="paragraph" style:parent-style-name="Text_20_body">
      <style:paragraph-properties fo:line-height="150%"/>
      <style:text-properties fo:color="#000000" style:font-name="Roboto" fo:font-size="11pt" fo:language="it" fo:country="IT" officeooo:paragraph-rsid="001ae389" fo:background-color="#ffffff" style:font-size-asian="11pt" style:font-size-complex="11pt"/>
    </style:style>
    <style:style style:name="P6" style:family="paragraph" style:parent-style-name="Text_20_body">
      <style:paragraph-properties fo:line-height="150%" fo:text-align="center" style:justify-single-word="false"/>
      <style:text-properties fo:color="#000000" style:font-name="Roboto" fo:font-size="10pt" fo:language="it" fo:country="IT" fo:font-weight="bold" fo:background-color="#ffffff" style:font-size-asian="8.75pt" style:font-size-complex="10pt"/>
    </style:style>
    <style:style style:name="P7" style:family="paragraph" style:parent-style-name="Text_20_body">
      <style:paragraph-properties fo:line-height="150%"/>
      <style:text-properties fo:color="#000000" style:font-name="Roboto" fo:font-size="10pt" fo:language="it" fo:country="IT" officeooo:paragraph-rsid="001e9f6b" fo:background-color="#ffffff" style:font-size-asian="10pt" style:font-size-complex="10pt"/>
    </style:style>
    <style:style style:name="P8" style:family="paragraph" style:parent-style-name="Text_20_body">
      <style:paragraph-properties fo:line-height="150%" fo:text-align="center" style:justify-single-word="false"/>
      <style:text-properties fo:color="#000000" style:font-name="Comfortaa" fo:font-size="16pt" fo:language="it" fo:country="IT" fo:font-weight="bold" fo:background-color="#ffffff" style:font-size-asian="16pt" style:font-size-complex="16pt"/>
    </style:style>
    <style:style style:name="P9" style:family="paragraph" style:parent-style-name="Text_20_body">
      <style:paragraph-properties fo:line-height="150%"/>
      <style:text-properties fo:color="#000000" style:font-name="Comfortaa" fo:font-size="11pt" fo:language="it" fo:country="IT" fo:background-color="#ffffff" style:font-size-asian="11pt" style:font-size-complex="11pt"/>
    </style:style>
    <style:style style:name="P10" style:family="paragraph" style:parent-style-name="Text_20_body">
      <style:paragraph-properties fo:line-height="150%"/>
      <style:text-properties fo:color="#000000" style:font-name="Comfortaa" fo:font-size="11pt" fo:language="it" fo:country="IT" officeooo:paragraph-rsid="001c06c5" fo:background-color="#ffffff" style:font-size-asian="11pt" style:font-size-complex="11pt"/>
    </style:style>
    <style:style style:name="P11" style:family="paragraph" style:parent-style-name="Text_20_body">
      <style:paragraph-properties fo:line-height="150%"/>
      <style:text-properties fo:font-size="11pt" officeooo:paragraph-rsid="001c06c5" style:font-size-asian="11pt" style:font-size-complex="11pt"/>
    </style:style>
    <style:style style:name="P12" style:family="paragraph" style:parent-style-name="Text_20_body">
      <style:paragraph-properties fo:line-height="150%" fo:break-before="page"/>
      <style:text-properties fo:color="#000000" style:font-name="Roboto" fo:font-size="10pt" fo:language="it" fo:country="IT" fo:background-color="#ffffff" style:font-size-asian="10pt" style:font-size-complex="10pt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color="#000000" style:font-name="Roboto" fo:font-size="11pt" fo:language="it" fo:country="IT" officeooo:rsid="002f7ee4" officeooo:paragraph-rsid="001ae389" style:font-size-asian="11pt" style:font-size-complex="11pt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color="#000000" style:font-name="Roboto" fo:font-size="11pt" fo:language="it" fo:country="IT" officeooo:rsid="002f7ee4" officeooo:paragraph-rsid="001ae389" style:font-size-asian="11pt" style:font-size-complex="11pt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color="#000000" style:font-name="Roboto" fo:font-size="11pt" fo:language="it" fo:country="IT" officeooo:rsid="002f7ee4" officeooo:paragraph-rsid="001acba7" style:font-size-asian="11pt" style:font-size-complex="11pt"/>
    </style:style>
    <style:style style:name="P16" style:family="paragraph" style:parent-style-name="Standard" style:list-style-name="L3">
      <style:paragraph-properties fo:line-height="150%" fo:text-align="start" style:justify-single-word="false"/>
      <style:text-properties fo:color="#000000" style:font-name="Roboto" fo:font-size="11pt" fo:language="it" fo:country="IT" officeooo:rsid="002f7ee4" officeooo:paragraph-rsid="001acba7" style:font-size-asian="11pt" style:font-size-complex="11pt"/>
    </style:style>
    <style:style style:name="P17" style:family="paragraph" style:parent-style-name="Standard" style:list-style-name="L3">
      <style:paragraph-properties fo:line-height="150%"/>
      <style:text-properties fo:color="#000000" style:font-name="Roboto" fo:font-size="11pt" fo:language="it" fo:country="IT" officeooo:rsid="002f7ee4" officeooo:paragraph-rsid="001acba7" style:font-size-asian="11pt" style:font-size-complex="11pt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fo:color="#000000" style:font-name="Roboto" fo:font-size="11pt" fo:language="it" fo:country="IT" officeooo:rsid="002b8cd8" officeooo:paragraph-rsid="001ae389" style:font-size-asian="11pt" style:font-size-complex="11pt"/>
    </style:style>
    <style:style style:name="P19" style:family="paragraph" style:parent-style-name="Table_20_Contents" style:list-style-name="L3">
      <style:paragraph-properties fo:line-height="150%" fo:text-align="start" style:justify-single-word="false"/>
      <style:text-properties fo:color="#000000" style:font-name="Roboto" fo:font-size="11pt" fo:language="it" fo:country="IT" officeooo:rsid="002b7a45" officeooo:paragraph-rsid="001acba7" style:font-size-asian="11pt" style:font-size-complex="11pt"/>
    </style:style>
    <style:style style:name="P20" style:family="paragraph" style:parent-style-name="Table_20_Contents" style:list-style-name="L3">
      <loext:graphic-properties draw:fill="none"/>
      <style:paragraph-properties fo:line-height="100%" fo:text-align="start" style:justify-single-word="false" text:number-lines="false" text:line-number="0">
        <style:tab-stops>
          <style:tab-stop style:position="0.1307in"/>
        </style:tab-stops>
      </style:paragraph-properties>
      <style:text-properties fo:color="#000000" style:font-name="Roboto" fo:font-size="11pt" fo:language="it" fo:country="IT" officeooo:rsid="002b7a45" officeooo:paragraph-rsid="001acba7" style:font-size-asian="11pt" style:font-size-complex="11pt"/>
    </style:style>
    <style:style style:name="P21" style:family="paragraph" style:parent-style-name="Text_20_body">
      <style:paragraph-properties fo:line-height="150%"/>
      <style:text-properties fo:color="#000000" style:font-name="Roboto" fo:font-size="11pt" fo:language="it" fo:country="IT" officeooo:paragraph-rsid="001acba7" fo:background-color="#ffffff" style:font-size-asian="11pt" style:font-size-complex="11pt"/>
    </style:style>
    <style:style style:name="P22" style:family="paragraph" style:parent-style-name="Text_20_body" style:list-style-name="L4">
      <style:paragraph-properties fo:line-height="150%"/>
      <style:text-properties fo:color="#000000" style:font-name="Roboto" fo:font-size="11pt" fo:language="it" fo:country="IT" officeooo:paragraph-rsid="001c06c5" fo:background-color="#ffffff" style:font-size-asian="11pt" style:font-size-complex="11pt"/>
    </style:style>
    <style:style style:name="P23" style:family="paragraph" style:parent-style-name="Text_20_body">
      <style:paragraph-properties fo:line-height="150%"/>
      <style:text-properties fo:color="#000000" style:font-name="Roboto" fo:font-size="11pt" fo:language="it" fo:country="IT" officeooo:paragraph-rsid="001c06c5" fo:background-color="#ffffff" style:font-size-asian="11pt" style:font-size-complex="11pt"/>
    </style:style>
    <style:style style:name="P24" style:family="paragraph" style:parent-style-name="Text_20_body">
      <style:paragraph-properties fo:line-height="150%"/>
      <style:text-properties fo:color="#000000" style:font-name="Roboto" fo:font-size="11pt" fo:language="it" fo:country="IT" officeooo:paragraph-rsid="0021ef49" fo:background-color="#ffffff" style:font-size-asian="11pt" style:font-size-complex="11pt"/>
    </style:style>
    <style:style style:name="P25" style:family="paragraph" style:parent-style-name="Text_20_body" style:list-style-name="L3">
      <style:paragraph-properties fo:line-height="150%" fo:text-align="start" style:justify-single-word="false"/>
      <style:text-properties fo:color="#000000" style:font-name="Roboto" fo:font-size="11pt" fo:language="it" fo:country="IT" officeooo:rsid="002b8cd8" officeooo:paragraph-rsid="001ae389" fo:background-color="#ffffff" style:font-size-asian="11pt" style:font-size-complex="11pt"/>
    </style:style>
    <style:style style:name="P26" style:family="paragraph" style:parent-style-name="Text_20_body">
      <style:paragraph-properties fo:line-height="150%"/>
      <style:text-properties fo:color="#000000" style:font-name="Roboto" fo:font-size="10pt" fo:language="it" fo:country="IT" fo:background-color="#ffffff" style:font-size-asian="10pt" style:font-size-complex="10pt"/>
    </style:style>
    <style:style style:name="P27" style:family="paragraph" style:parent-style-name="Text_20_body" style:list-style-name="L4">
      <style:paragraph-properties fo:line-height="150%"/>
      <style:text-properties fo:font-size="11pt" officeooo:paragraph-rsid="001c06c5" style:font-size-asian="11pt" style:font-size-complex="11pt"/>
    </style:style>
    <style:style style:name="T1" style:family="text">
      <style:text-properties officeooo:rsid="001acba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acba7" fo:background-color="#ffffff" loext:char-shading-value="0"/>
    </style:style>
    <style:style style:name="T4" style:family="text">
      <style:text-properties style:font-name="Comfortaa"/>
    </style:style>
    <style:style style:name="T5" style:family="text">
      <style:text-properties style:font-name="Comfortaa" fo:background-color="#ffffff" loext:char-shading-value="0"/>
    </style:style>
    <style:style style:name="T6" style:family="text">
      <style:text-properties style:font-name="Comfortaa" officeooo:rsid="001ae389"/>
    </style:style>
    <style:style style:name="T7" style:family="text">
      <style:text-properties officeooo:rsid="0033aff2"/>
    </style:style>
    <style:style style:name="T8" style:family="text">
      <style:text-properties officeooo:rsid="002f7ee4"/>
    </style:style>
    <style:style style:name="T9" style:family="text">
      <style:text-properties officeooo:rsid="002f4357"/>
    </style:style>
    <style:style style:name="T10" style:family="text">
      <style:text-properties officeooo:rsid="002db6a3"/>
    </style:style>
    <style:style style:name="T11" style:family="text">
      <style:text-properties officeooo:rsid="00290d10"/>
    </style:style>
    <style:style style:name="T12" style:family="text">
      <style:text-properties fo:color="#000000" style:font-name="Roboto" fo:language="it" fo:country="IT" fo:background-color="#ffffff" loext:char-shading-value="0"/>
    </style:style>
    <style:style style:name="T13" style:family="text">
      <style:text-properties fo:color="#000000" style:font-name="Roboto" fo:language="it" fo:country="IT" officeooo:rsid="001ae389" fo:background-color="#ffffff" loext:char-shading-value="0"/>
    </style:style>
    <style:style style:name="T14" style:family="text">
      <style:text-properties fo:color="#000000" style:font-name="Comfortaa" fo:language="it" fo:country="IT" fo:background-color="#ffffff" loext:char-shading-value="0"/>
    </style:style>
    <style:style style:name="T15" style:family="text">
      <style:text-properties officeooo:rsid="001ae389"/>
    </style:style>
    <style:style style:name="T16" style:family="text">
      <style:text-properties officeooo:rsid="001c06c5"/>
    </style:style>
    <style:style style:name="T17" style:family="text">
      <style:text-properties officeooo:rsid="001e9f6b"/>
    </style:style>
    <style:style style:name="T18" style:family="text">
      <style:text-properties officeooo:rsid="001ea6d0"/>
    </style:style>
    <style:style style:name="T19" style:family="text">
      <style:text-properties officeooo:rsid="0021ef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ratto <text:span text:style-name="T16">per la </text:span>Realizzazione <text:span text:style-name="T16">di </text:span>Sito Web</text:p>
      <text:p text:style-name="P6"/>
      <text:p text:style-name="P3"><text:span text:style-name="T5">DEFINIZIONE DELLE PARTI</text:span><text:span text:style-name="T2"><text:line-break/>Il presente contratto viene stipulato tra </text:span><text:span text:style-name="T3">Eleonora Piva</text:span><text:span text:style-name="T2">, di seguito denominato Fornitore, e </text:span>Caseificio Sapori di Montegnago<text:span text:style-name="T2">, di seguito denominato Cliente. </text:span></text:p>
      <text:p text:style-name="P21"/>
      <text:p text:style-name="P5"><text:span text:style-name="T4">OGGETTO DEL CONTRATTO</text:span><text:line-break/>Il presente contratto ha per oggetto la realizzazione da parte del Fornitore di un Sito Web avente le seguenti caratteristiche: </text:p>
      <table:table table:name="Table1" table:style-name="Table1">
        <table:table-column table:style-name="Table1.A"/>
        <table:table-row>
          <table:table-cell table:style-name="Table1.A1" office:value-type="string">
            <text:list xml:id="list2018007255966553228" text:style-name="L1">
              <text:list-item>
                <text:p text:style-name="P13">Creazione di un sito originale</text:p>
              </text:list-item>
            </text:list>
          </table:table-cell>
        </table:table-row>
        <table:table-row>
          <table:table-cell table:style-name="Table1.A1" office:value-type="string">
            <text:list xml:id="list6586073925328743729" text:style-name="L2">
              <text:list-item>
                <text:p text:style-name="P14">Configurazione server hosting, installazione del sito e <text:s/><text:span text:style-name="T7">di </text:span>funzionalità specifiche (modulo di contatto, mappa Google Maps)</text:p>
              </text:list-item>
            </text:list>
          </table:table-cell>
        </table:table-row>
        <table:table-row>
          <table:table-cell table:style-name="Table1.A1" office:value-type="string">
            <text:list xml:id="list191024968516715" text:continue-numbering="true" text:style-name="L2">
              <text:list-item>
                <text:p text:style-name="P15">Analisi e definizione della struttura del sito (menù di navigazione e alberatura)</text:p>
              </text:list-item>
            </text:list>
          </table:table-cell>
        </table:table-row>
        <table:table-row>
          <table:table-cell table:style-name="Table1.A1" office:value-type="string">
            <text:list xml:id="list4336648895856365759" text:style-name="L3">
              <text:list-item>
                <text:p text:style-name="P16">Personalizzazione grafica del sito (font, colori, struttura) </text:p>
              </text:list-item>
            </text:list>
          </table:table-cell>
        </table:table-row>
        <table:table-row>
          <table:table-cell table:style-name="Table1.A1" office:value-type="string">
            <text:list xml:id="list191025101339349" text:continue-numbering="true" text:style-name="L3">
              <text:list-item>
                <text:p text:style-name="P19"><text:span text:style-name="T8">Impaginazione e distribuzione contenuti fino a </text:span>5 pagine web (es: home, <text:span text:style-name="T9">storia</text:span>, <text:span text:style-name="T10">prodotti, contatti...</text:span>)</text:p>
              </text:list-item>
            </text:list>
          </table:table-cell>
        </table:table-row>
        <table:table-row>
          <table:table-cell table:style-name="Table1.A1" office:value-type="string">
            <text:list xml:id="list191025641941797" text:continue-numbering="true" text:style-name="L3">
              <text:list-item>
                <text:p text:style-name="P20"><text:span text:style-name="T11">G</text:span>alleri<text:span text:style-name="T9">e</text:span> fotografic<text:span text:style-name="T9">he</text:span>/banner <text:span text:style-name="T8">con ottimizzazione dei materiali fotografici forniti ove necessaria (ridimensionamento, compressione per il web)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list xml:id="list191026026281076" text:continue-numbering="true" text:style-name="L3">
              <text:list-item>
                <text:p text:style-name="P19"><text:span text:style-name="T9">Pagina</text:span> contatti <text:span text:style-name="T9">con indirizzo, Google Maps link, modulo per invio email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191025249949442" text:continue-numbering="true" text:style-name="L3">
              <text:list-item>
                <text:p text:style-name="P19">Social media<text:span text:style-name="T9"> </text:span>links <text:span text:style-name="T9">(facebook, instagram, twitter) 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191026171897610" text:continue-numbering="true" text:style-name="L3">
              <text:list-item>
                <text:p text:style-name="P17">Creazione pagina Privacy &amp; Cookie Policy con informativa sul trattamento dei dati personali e implementazioni tecniche per la conformità del sito con il GDPR</text:p>
              </text:list-item>
            </text:list>
          </table:table-cell>
        </table:table-row>
        <table:table-row>
          <table:table-cell table:style-name="Table1.A1" office:value-type="string">
            <text:list xml:id="list191024954862715" text:continue-numbering="true" text:style-name="L3">
              <text:list-item>
                <text:p text:style-name="P17">Test, debugging e rilascio online</text:p>
              </text:list-item>
            </text:list>
          </table:table-cell>
        </table:table-row>
        <table:table-row>
          <table:table-cell table:style-name="Table1.A1" office:value-type="string">
            <text:list xml:id="list191025264309981" text:continue-numbering="true" text:style-name="L3">
              <text:list-item>
                <text:p text:style-name="P17">Formazione per la gestione <text:span text:style-name="T1">e aggiornamento del sito</text:span> (online o in persona, esclusi costi viaggio)</text:p>
              </text:list-item>
            </text:list>
          </table:table-cell>
        </table:table-row>
        <table:table-row>
          <table:table-cell table:style-name="Table1.A1" office:value-type="string">
            <text:list xml:id="list191024586440096" text:continue-numbering="true" text:style-name="L3">
              <text:list-item>
                <text:p text:style-name="P18"><text:span text:style-name="T9">Responsive design (per v</text:span>isualizzazione <text:span text:style-name="T10">ottimale del </text:span>sito su mobile/tablet<text:span text:style-name="T9">)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191024912873716" text:continue-numbering="true" text:style-name="L3">
              <text:list-item>
                <text:p text:style-name="P25">3 Ore di Formazione per imparare ad aggiornare il sito</text:p>
              </text:list-item>
            </text:list>
          </table:table-cell>
        </table:table-row>
      </table:table>
      <text:p text:style-name="P5"/>
      <text:p text:style-name="P4"><text:span text:style-name="T4">MATERIALE TESTUALE E FOTOGRAFICO</text:span><text:line-break/>Il Cliente si impegna a fornire in formato elettronico (via email, ftp, o su supporto digitale), a proprie spese, tutto il materiale testuale e fotografico occorrente per l<text:span text:style-name="T15">'</text:span>adempimento del servizio da parte del Fornitore, e a farlo pervenire entro 30 giorni dall’atto di sottoscrizione del presente contratto. </text:p>
      <text:p text:style-name="P4"/>
      <text:p text:style-name="P4"><text:soft-page-break/><text:span text:style-name="T4">GARANZIE RECIPROCHE</text:span><text:line-break/>Il Cliente assume la piena responsabilità sull’esattezza e veridicità dei dati comunicati al Fornitore e assicura che tutte le informazioni fornite, quali testi, grafici, dati, immagini, suoni, sono nella sua legittima disponibilità, e non violano alcun diritto d<text:span text:style-name="T15">'</text:span>autore, marchio di fabbrica, brevetto o altro diritto di terzi derivante da legge, contratto o consuetudine. Il Cliente manterrà indenne Fornitore per ogni pretesa di indennizzo e/o risarcimento vantata da terzi in conseguenza della pubblicazione dei suddetti materiali. Il Cliente inoltre è tenuto ad informarsi relativamente alla normativa vigente in materia di Privacy e di Diritto Informatico al fine di fornire tutti i dati legali e contrattuali da inserire nel sito web secondo la Legge italiana. Il Fornitore non risponde del mancato inserimento dei suddetti dati. </text:p>
      <text:p text:style-name="P4">Il Fornitore assicura che tutte le informazioni non provenienti dal Cliente utilizzate per la realizzazione del Sito sono nella sua legittima disponibilità, e non violano alcun diritto d<text:span text:style-name="T15">'</text:span>autore, marchio di fabbrica, brevetto o altro diritto di terzi derivante da legge, contratto o consuetudine. Il Fornitore manterrà indenne il Cliente per ogni pretesa di indennizzo e/o risarcimento vantata da terzi in conseguenza della pubblicazione dei suddetti materiali. </text:p>
      <text:p text:style-name="P4"/>
      <text:p text:style-name="P4"><text:span text:style-name="T4">APPROVAZIONE E CONSEGNA</text:span><text:line-break/>Dopo la realizzazione del sito completo come descritto dal presente contratto, il Fornitore lo sottoporrà all<text:span text:style-name="T15">'</text:span>approvazione del Cliente e su indicazione del Cliente provvederà alle sole eventuali correzioni e modifiche necessarie per rendere il sito interamente funzionale e/o conforme alle specifiche pattuite. Correzioni e modifiche richieste dal Cliente al di fuori delle specifiche concordate potranno essere eseguite dietro corresponsione di un compenso aggiuntivo. Il Fornitore a seguito dell<text:span text:style-name="T15">'</text:span>approvazione provvederà a rendere il sito disponibile online nella sua versione finale. </text:p>
      <text:p text:style-name="P4"/>
      <text:p text:style-name="P11"><text:span text:style-name="T14">SCADENZE</text:span><text:span text:style-name="T12"><text:line-break/>Il Fornitore si impegna a rispettare le seguenti scadenze: </text:span></text:p>
      <text:list xml:id="list1153339453839482821" text:style-name="L4">
        <text:list-item>
          <text:p text:style-name="P27"><text:span text:style-name="T12">La presentazione del Sito completo per l</text:span><text:span text:style-name="T13">'</text:span><text:span text:style-name="T12">approvazione da parte del Cliente avverrà entro 20 giorni feriali (lun-ven) dall’atto di sottoscrizione del presente contratto.</text:span></text:p>
        </text:list-item>
        <text:list-item>
          <text:p text:style-name="P22">Qualora si rendessero necessarie modifiche, tali modifiche nonché la messa a disposizione online avverrà entro 20 giorni feriali (lun-ven) dal ricevimento delle indicazioni per le correzioni da parte del Cliente. </text:p>
        </text:list-item>
      </text:list>
      <text:p text:style-name="P23"/>
      <text:p text:style-name="P4"><text:soft-page-break/><text:span text:style-name="T4">DIRITTO D</text:span><text:span text:style-name="T6">'</text:span><text:span text:style-name="T4">AUTORE</text:span><text:line-break/>I diritti d<text:span text:style-name="T15">'</text:span>autore sul Sito Web e su ciascuna parte di esso realizzati dal Fornitore, incluse immagini e realizzazioni grafiche, sono di esclusiva pertinenza del Fornitore. Con la corresponsione dell<text:span text:style-name="T15">'</text:span>intera somma dovuta a titolo di corrispettivo per la realizzazione del Sito secondo le previsioni del presente contratto, il Fornitore conferisce al Cliente i pieni diritti di utilizzazione economica sui suddetti materiali. </text:p>
      <text:p text:style-name="P4"/>
      <text:p text:style-name="P24"><text:span text:style-name="T4">CORRISPETTIVO E PAGAMENTO</text:span><text:line-break/>Il corrispettivo complessivo per la realizzazione del Sito è di €<text:span text:style-name="T19">875 (€7</text:span>00 + <text:span text:style-name="T15">ritenuta d'acconto)</text:span> come da preventivo del <text:span text:style-name="T15">7</text:span>/0<text:span text:style-name="T15">6</text:span>/201<text:span text:style-name="T15">9</text:span> inviato a <text:span text:style-name="T18">trento.an</text:span>@<text:span text:style-name="T18">gmail</text:span>.com.<text:line-break/>Il Cliente si impegna a corrispondere <text:span text:style-name="T15">l</text:span>a somma al momento della messa a disposizione del sito nella versione finale approvata. </text:p>
      <text:p text:style-name="P4"/>
      <text:p text:style-name="P10">CLIENTE<text:tab/><text:tab/><text:tab/><text:tab/><text:tab/><text:tab/><text:tab/><text:tab/><text:tab/>DATA </text:p>
      <text:p text:style-name="P9"/>
      <text:p text:style-name="P9">FORNITORE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Limitazione di Responsabilità: </text:p>
      <text:p text:style-name="P7">a) Il Cliente mantiene la piena titolarità dei dati pubblicati, assumendo ogni responsabilità in ordine al loro contenuto, con espresso esonero di <text:span text:style-name="T17">Eleonora Piva</text:span> da ogni<text:line-break/>responsabilità ed onere di accertamento e/o controllo al riguardo. <text:span text:style-name="T17">Eleonora Piva</text:span> , pertanto, declina ogni responsabilità sui dati pubblicati (con “dati” si intende, a titolo d’esempio non esaustivo: fotografie, loghi, marchi, immagini, testi, filmati, file audio, documenti, grafici, schemi, progetti, ecc.), siano anch’essi sensibili o personali. </text:p>
      <text:p text:style-name="P7">b) <text:span text:style-name="T17">Eleonora Piva</text:span> perciò, pur adoperandosi affinché ciò non avvenga, non può essere ritenuto responsabile in alcun caso per l’uso di dati, consegnati e/o richiesti dal Cliente, che fossero, all’insaputa di <text:span text:style-name="T17">Eleonora Piva</text:span> stesso, coperti da copyright.</text:p>
      <text:p text:style-name="P7">c) Il Cliente utilizza i servizi a proprio rischio, <text:span text:style-name="T17">Eleonora Piva</text:span> non è responsabile nei confronti di alcuna parte per controversie legali/civili o amministrative, danni indiretti, specifici, incidentali, punitivi, cauzionali o consequenziali (a titolo esemplificativo ma non esclusivo: danni in caso di impossibilità di utilizzo o accesso ai servizi, perdita o corruzione di dati, di profitti, di clientela, interruzioni dell’attività o simili), causati dall’utilizzo o dall’impossibilità di utilizzare i servizi e basati su qualsiasi ipotesi di responsabilità inclusa la violazione di contratto, la negligenza, o altro, anche nel caso in cui <text:span text:style-name="T17">Eleonora Piva</text:span> sia stato avvisato della possibilità di tali danni e nel caso in cui una clausola prevista dal presente contratto non abbia posto rimedio. </text:p>
      <text:p text:style-name="P7">d) <text:span text:style-name="T17">Eleonora Piva</text:span> non può essere ritenuto responsabile per brevi malfunzionamenti dei servizi, causati da problemi tecnici su macchinari, server, router, linee telefoniche, reti telematiche, ecc. di sua proprietà o di società selezionate per offrire i servizi.</text:p>
      <text:p text:style-name="P7">e) Non sono attribuibili a <text:span text:style-name="T17">Eleonora Piva</text:span> malfunzionamenti dei servizi, perdite di dati, diffusione accidentale di dati personali o sensibili, e qualsiasi altro tipo di danno verificatosi a seguito di attacchi da parte di pirati informatici, ladri, hacker, cracker, virus, ecc. </text:p>
      <text:p text:style-name="P7">f) <text:span text:style-name="T17">Eleonora Piva</text:span> non assume alcuna responsabilità per disservizi, interruzioni dei servizi e/o danni imputabili a causa di forza maggiore quali incidenti, incendi, esplosioni, scioperi, serrate, terremoti, disastri, alluvioni, sommosse, ed altri eventi di difficile o impossibile previsione che impedissero, in tutto o in parte, di adempiere nei tempi o nei modi concordati ai termini di contratto. </text:p>
      <text:p text:style-name="P7">g) <text:span text:style-name="T17">Eleonora Piva</text:span> non è responsabile del malfunzionamento dei servizi a causa di non conformità e/o obsolescenza degli apparecchi dei quali il Cliente o terze parti sono dotati.</text:p>
      <text:p text:style-name="P7">h) <text:span text:style-name="T17">Eleonora Piva</text:span> non può garantire al Cliente introiti sicuri derivanti dallo sfruttamento dei servizi. </text:p>
      <text:p text:style-name="P7">i) Qualora una limitazione, esclusione, restrizione o altra disposizione contenuta in questo contratto sia giudicata nulla per un qualsivoglia motivo da parte di un Foro competente e <text:span text:style-name="T17">Eleonora Piva</text:span> diventi di conseguenza responsabile per perdita o danno, tale responsabilità, in sede contrattuale, civile o altro, non potrà eccedere il prezzo di listino applicato da <text:span text:style-name="T17">Eleonora Piva</text:span> per il tipo di servizio venduto. </text:p>
      <text:p text:style-name="P26">Il Cliente:<text:tab/>________________________<text:tab/><text:tab/>Il Fornitore:<text:tab/> <text:s/>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mfortaa"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6:53:34.322496087</meta:creation-date>
    <dc:date>2019-06-13T19:10:23.957366890</dc:date>
    <meta:editing-duration>PT8H2M33S</meta:editing-duration>
    <meta:editing-cycles>5</meta:editing-cycles>
    <meta:generator>LibreOffice/4.4.0.3$MacOSX_X86_64 LibreOffice_project/de093506bcdc5fafd9023ee680b8c60e3e0645d7</meta:generator>
    <meta:document-statistic meta:table-count="1" meta:image-count="0" meta:object-count="0" meta:page-count="4" meta:paragraph-count="39" meta:word-count="1192" meta:character-count="8265" meta:non-whitespace-character-count="7094"/>
  </office:meta>
</office:document-meta>
</file>